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Liberation Sans" fo:font-size="18.2000007629395pt" fo:font-weight="bold" officeooo:rsid="002a3bbd" officeooo:paragraph-rsid="002a3bbd" style:font-name-asian="Noto Sans CJK SC" style:font-size-asian="18.2000007629395pt" style:font-weight-asian="bold" style:font-name-complex="Lohit Devanagari" style:font-size-complex="18.2000007629395pt" style:font-weight-complex="bold"/>
    </style:style>
    <style:style style:name="P2" style:family="paragraph" style:parent-style-name="Text_20_body" style:list-style-name="L10"/>
    <style:style style:name="P3" style:family="paragraph" style:parent-style-name="Text_20_body">
      <style:text-properties officeooo:rsid="002c24e0" officeooo:paragraph-rsid="002c24e0"/>
    </style:style>
    <style:style style:name="P4" style:family="paragraph" style:parent-style-name="Text_20_body">
      <style:text-properties officeooo:paragraph-rsid="002c24e0"/>
    </style:style>
    <style:style style:name="T1" style:family="text">
      <style:text-properties officeooo:rsid="001136fb"/>
    </style:style>
    <style:style style:name="T2" style:family="text">
      <style:text-properties officeooo:rsid="002c24e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ikhail Joseph <text:span text:style-name="T1">T. </text:span>Agudo</text:p>
      <text:h text:style-name="P1" text:outline-level="1">Unpredicted Added Task</text:h>
      <text:p text:style-name="Text_20_body"><text:span text:style-name="Strong_20_Emphasis">Story points are already estimated and you have already talked with your team regarding the tasks you should work on. Deadline is approaching and you think that you will make it in time with the pace you're going(working at least 50hrs/week). But a day before the deadline, you encounter a task that requires RnD and you have no idea how long this RnD will take you.</text:span></text:p>
      <text:list xml:id="list3502394728" text:style-name="L10">
        <text:list-item>
          <text:p text:style-name="P2"><text:span text:style-name="Strong_20_Emphasis">How will you communicate this with your team?</text:span></text:p>
        </text:list-item>
        <text:list-item>
          <text:p text:style-name="P2"><text:span text:style-name="Strong_20_Emphasis">After the RnD, you found out it will take at least another day to finish the task. How will you say it to your team and your supervisor?</text:span></text:p>
        </text:list-item>
        <text:list-item>
          <text:p text:style-name="P2"><text:span text:style-name="Strong_20_Emphasis">If you are a team leader, what would be your response to this kind of situation?</text:span></text:p>
        </text:list-item>
        <text:list-item>
          <text:p text:style-name="P2"><text:span text:style-name="Strong_20_Emphasis">What do you think is the possible solution to make it to your deadline?</text:span></text:p>
        </text:list-item>
      </text:list>
      <text:p text:style-name="P3">I’ll try to do what I can before the day of the deadline, and then tell my team through an email what’s been happening to me so far, and that I’ve tried but I’m not sure how long I’ll take to do this task.</text:p>
      <text:p text:style-name="P3">After finding out how long I’ll really take, I’ll tell my teammates immediately as well as the supervisor, about my current situation. Most likely at the end of the day once I’ve tried doing it.</text:p>
      <text:p text:style-name="P4"><text:span text:style-name="T2">One solution I see is to simply do more hours. If it’s going to take another day, then work an equivalent amount of hours to catch up.</text:span></text:p>
      <text:p text:style-name="P3">If I am the team leader, I would think that perhaps next time I should ask my teammates to see if they could do their tasks in a reasonable amount of time. I won’t feel angry or any strong emotions towards my teammates especially if this is the first time. If this happens again though, I think I would be justified if I reacted strong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0:41:15.024020675</meta:creation-date>
    <dc:date>2021-03-15T19:47:43.054925155</dc:date>
    <meta:editing-duration>PT8H44M56S</meta:editing-duration>
    <meta:editing-cycles>19</meta:editing-cycles>
    <meta:generator>LibreOffice/6.4.6.2$Linux_X86_64 LibreOffice_project/40$Build-2</meta:generator>
    <meta:document-statistic meta:table-count="0" meta:image-count="0" meta:object-count="0" meta:page-count="1" meta:paragraph-count="11" meta:word-count="314" meta:character-count="1618" meta:non-whitespace-character-count="1319"/>
  </office:meta>
</office:document-meta>
</file>